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álisis de competencias</text:p>
      <text:p text:style-name="P2"/>
      <text:p text:style-name="P3">1. Zeus Gestión</text:p>
      <text:p text:style-name="Normal">Ubicación: Alicante, España</text:p>
      <text:p text:style-name="Normal">Tipo de Clientes: Empresas pequeñas y medianas, principalmente del sector de comercio y servicios.</text:p>
      <text:p text:style-name="Normal">Tiempo en el Mercado: Desde 2008</text:p>
      <text:p text:style-name="P4">Ventajas:</text:p>
      <text:p text:style-name="Normal">Muy<text:s/>conocida por su plataforma específica para la gestión de inventarios y contabilidad, lo cual la hace popular en empresas de comercio minorista.</text:p>
      <text:p text:style-name="Normal">Su interfaz es sencilla y cuenta con soporte local, lo que resulta ideal para empresas en Alicante que buscan una solución con atención<text:s/>a la cliente cercana.</text:p>
      <text:p text:style-name="Normal">Ofrece funcionalidades integradas de facturación y contabilidad, cubriendo las necesidades básicas de gestión financiera.</text:p>
      <text:p text:style-name="P5">Desventajas:</text:p>
      <text:p text:style-name="Normal">Carece de funcionalidades específicas para la gestión de proyectos y equipos, limitando su uso en empresas que requieren control de tareas y plazos.</text:p>
      <text:p text:style-name="Normal">Las opciones de colaboración en equipo son limitadas, sin herramientas avanzadas como el tablero Kanban o mensajería interna.</text:p>
      <text:p text:style-name="Normal">La<text:s/>base de datos de<text:s/>clientes<text:s/>no cuenta con un módulo de CRM completo, lo que dificulta una gestión de clientes más robusta.</text:p>
      <text:p text:style-name="Normal"/>
      <text:p text:style-name="Normal">2.<text:span text:style-name="T6"><text:s text:c="2"/>Billage</text:span></text:p>
      <text:p text:style-name="Normal">Ubicación: Barcelona, España (con clientes en Alicante)</text:p>
      <text:p text:style-name="Normal">Tipo de Clientes: Pymes, freelancers, y empresas de servicios.</text:p>
      <text:p text:style-name="Normal">Tiempo en el Mercado: Desde 2013</text:p>
      <text:p text:style-name="P7">Ventajas:</text:p>
      <text:p text:style-name="Normal">Solución SaaS que incluye funcionalidades para CRM, gestión de proyectos y facturación, lo que la hace ideal para empresas que buscan una solución todo-en-uno en gestión básica de negocios.</text:p>
      <text:p text:style-name="Normal">Su diseño y usabilidad son intuitivos, permitiendo una fácil adopción por parte de empresas sin experiencia en software de gestión.</text:p>
      <text:p text:style-name="Normal">Ofrece integración con bancos y servicios financieros, simplificando la contabilidad para empresas pequeñas.</text:p>
      <text:p text:style-name="P8"/>
      <text:p text:style-name="P9">Desventajas:</text:p>
      <text:p text:style-name="Normal">Sus funcionalidades son básicas y no incluyen una gestión avanzada de inventarios o proveedores.</text:p>
      <text:p text:style-name="Normal">Carece de opciones de personalización y escalabilidad para empresas que puedan necesitar adaptaciones específicas a medida que crecen.</text:p>
      <text:p text:style-name="Normal">El sistema de inventario es limitado, por lo que no es adecuado para empresas que necesitan un control de stock detallado o funcionalidades de generación automática de pedidos.</text:p>
      <text:p text:style-name="Normal"/>
      <text:p text:style-name="Normal">3. Holded</text:p>
      <text:p text:style-name="Normal">Ubicación: Barcelona, España (con clientes en Alicante y en toda España)</text:p>
      <text:p text:style-name="Normal">Tipo de Clientes: Freelancers, pymes y empresas en crecimiento.</text:p>
      <text:p text:style-name="Normal">Tiempo en el Mercado: Desde 2016</text:p>
      <text:p text:style-name="P10">Ventajas:</text:p>
      <text:p text:style-name="Normal">Holded es una plataforma ERP que combina funcionalidades de facturación, gestión de inventarios, CRM, y gestión de proyectos, proporcionando una solución integral y adaptable.</text:p>
      <text:p text:style-name="Normal">La interfaz es moderna e intuitiva, lo que facilita su uso y es ideal para empresas que buscan simplicidad en la gestión de sus operaciones.</text:p>
      <text:p text:style-name="Normal">Ofrece un módulo de contabilidad integrado y la posibilidad de gestionar tareas de proyectos en un mismo entorno, ayudando a centralizar la información.</text:p>
      <text:p text:style-name="P11">Desventajas:</text:p>
      <text:p text:style-name="Normal">la gestión de proyectos en Holded no cuenta con herramientas avanzadas para el seguimiento de hitos o tablero Kanban.</text:p>
      <text:p text:style-name="Normal">los planes avanzados pueden resultar caros para pymes con un presupuesto ajustado.</text:p>
      <text:p text:style-name="Normal">La gestión de proveedores es algo básica, y aunque tiene gestión de inventario, no se centra en soluciones de inventario avanzadas para empresas con necesidades logísticas más compleja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RENO ALBERT, RAMÓN</meta:initial-creator>
    <dc:creator>MORENO ALBERT, RAMÓN</dc:creator>
    <meta:creation-date>2024-11-10T07:28:00Z</meta:creation-date>
    <dc:date>2024-11-10T07:28:00Z</dc:date>
    <meta:template xlink:href="Normal.dotm" xlink:type="simple"/>
    <meta:editing-cycles>1</meta:editing-cycles>
    <meta:editing-duration>PT0S</meta:editing-duration>
    <meta:document-statistic meta:page-count="1" meta:paragraph-count="6" meta:word-count="483" meta:character-count="3138" meta:row-count="22" meta:non-whitespace-character-count="2661"/>
  </office:meta>
</office:document-meta>
</file>